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Executive" svg:font-family="Executive, Executive"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Gill San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fontes libres et open-source sont depuis quelques années, très nombreuses sur internet. Réalisé par des étudiants en communication visuelle, dans le cadre d'un atelier de la HEAD, ce catalogue typographique permet d'évaluer une sélection de fontes libres et de déterminer leur différentes caractéristiques pour des corps de textes.</text:p>
      <text:p text:style-name="P1">Tout en ayant pour objectif de réaliser un répertoire typographique, ce catalogue a aussi une aspiration artistique. Les fontes sont représentées à travers le texte de Villiers de L'Isle-Adam : « L'Eve future ». <text:s/>Ce roman de science-fiction de la fin du XIXème, accorde une grande diversité de signes typographiques et offre un excellent terrain au jeu des caractè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Executive" svg:font-family="Executive, Executive"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Executive" fo:font-size="12pt" style:font-name-asian="Executive" style:font-size-asian="12pt" style:font-name-complex="Executive" style:font-size-complex="12pt"/>
    </style:style>
    <style:style style:name="Pa0"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Arial Unicode MS" style:font-size-asian="12pt" style:font-name-complex="Arial Unicode MS" style:font-size-complex="12pt"/>
    </style:style>
    <style:style style:name="A7" style:family="text" style:parent-style-name="Default">
      <style:text-properties fo:font-size="14pt" style:font-size-asian="14pt" style:font-size-complex="14pt"/>
    </style:style>
    <style:style style:name="Default" style:family="text">
      <style:text-properties fo:color="#000000" style:font-name="Executive" fo:font-size="12pt" style:font-name-asian="Executive" style:font-size-asian="12pt" style:font-name-complex="Executiv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9T13:21:34</meta:creation-date>
    <dc:date>2013-02-20T09:42:48</dc:date>
    <meta:editing-duration>PT1H48M51S</meta:editing-duration>
    <meta:editing-cycles>21</meta:editing-cycles>
    <meta:generator>OpenOffice.org/3.4$Unix OpenOffice.org_project/340m1$Build-9590</meta:generator>
    <meta:document-statistic meta:table-count="0" meta:image-count="0" meta:object-count="0" meta:page-count="1" meta:paragraph-count="2" meta:word-count="108" meta:character-count="704"/>
  </office:meta>
</office:document-meta>
</file>